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265.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65.25354330708662pt" style:use-optimal-column-width="true"/>
    </style:style>
    <style:style style:name="ACOL-10" style:family="table-column">
      <style:table-column-properties style:column-width="104.25pt" style:use-optimal-column-width="false"/>
    </style:style>
    <style:style style:name="ACOL-11" style:family="table-column">
      <style:table-column-properties style:column-width="78pt" style:use-optimal-column-width="fals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25"/>
        <table:table-column table:style-name="ACOL-0" table:number-columns-repeated="1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Miyako</text:p>
          </table:table-cell>
          <table:table-cell table:style-name="ACE-0" office:value-type="string">
            <text:p>interval</text:p>
          </table:table-cell>
          <table:table-cell table:style-name="ACE-0" office:value-type="string">
            <text:p>freshwater_phreatic_phase</text:p>
          </table:table-cell>
          <table:table-cell table:style-name="ACE-2" table:formula="of:=24+44/60+10/3600" office:value-type="float" office:value="24.736111111111111">
            <text:p>24.74</text:p>
          </table:table-cell>
          <table:table-cell table:style-name="ACE-2" table:formula="of:=125+3/60+31/3600" office:value-type="float" office:value="125.05861111111111">
            <text:p>125.06</text:p>
          </table:table-cell>
          <table:table-cell table:style-name="ACE-0" office:value-type="float" office:value="19111">
            <text:p>19111</text:p>
          </table:table-cell>
          <table:table-cell table:style-name="ACE-0" table:formula="of:=2837/2" office:value-type="float" office:value="1418.5">
            <text:p>1418.5</text:p>
          </table:table-cell>
          <table:table-cell table:style-name="ACE-0" office:value-type="string">
            <text:p>Interval of subaerial exposur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6.2">
            <text:p>−126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sakiEtal2006</text:p>
          </table:table-cell>
          <table:table-cell table:style-name="ACE-0" office:value-type="string">
            <text:p>Nominal uncertainty of 1 m added to account for vertical uncertainties 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Miyak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6207</text:p>
          </table:table-cell>
          <table:table-cell table:style-name="ACE-2" table:formula="of:=24+44/60+10/3600" office:value-type="float" office:value="24.736111111111111">
            <text:p>24.74</text:p>
          </table:table-cell>
          <table:table-cell table:style-name="ACE-2" table:formula="of:=125+3/60+31/3600" office:value-type="float" office:value="125.05861111111111">
            <text:p>125.06</text:p>
          </table:table-cell>
          <table:table-cell table:style-name="ACE-0" office:value-type="float" office:value="19080">
            <text:p>1908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cleractinian coral (Platygyra sp.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6">
            <text:p>−256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6.2">
            <text:p>−126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sakiEtal2006</text:p>
          </table:table-cell>
          <table:table-cell table:style-name="ACE-0" office:value-type="string">
            <text:p>Nominal uncertainty of 1 m added to account for vertical uncertainties 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Miyako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W-04</text:p>
          </table:table-cell>
          <table:table-cell table:style-name="ACE-2" table:formula="of:=24+44/60+10/3600" office:value-type="float" office:value="24.736111111111111">
            <text:p>24.74</text:p>
          </table:table-cell>
          <table:table-cell table:style-name="ACE-2" table:formula="of:=125+3/60+31/3600" office:value-type="float" office:value="125.05861111111111">
            <text:p>125.06</text:p>
          </table:table-cell>
          <table:table-cell table:style-name="ACE-0" office:value-type="float" office:value="22180">
            <text:p>22180</text:p>
          </table:table-cell>
          <table:table-cell table:style-name="ACE-0" office:value-type="float" office:value="315">
            <text:p>315</text:p>
          </table:table-cell>
          <table:table-cell table:style-name="ACE-0" office:value-type="string">
            <text:p>Scleractinian coral (Platygyra sp.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6.2">
            <text:p>−126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sakiEtal2006</text:p>
          </table:table-cell>
          <table:table-cell table:style-name="ACE-0" office:value-type="string">
            <text:p>Nominal uncertainty of 1 m added to account for vertical uncertainties 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Miyak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6205</text:p>
          </table:table-cell>
          <table:table-cell table:style-name="ACE-2" table:formula="of:=24+44/60+10/3600" office:value-type="float" office:value="24.736111111111111">
            <text:p>24.74</text:p>
          </table:table-cell>
          <table:table-cell table:style-name="ACE-2" table:formula="of:=125+3/60+31/3600" office:value-type="float" office:value="125.05861111111111">
            <text:p>125.06</text:p>
          </table:table-cell>
          <table:table-cell table:style-name="ACE-0" office:value-type="float" office:value="13340">
            <text:p>1334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cleractinian coral (Favia sp.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6">
            <text:p>−256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5.40000000000001">
            <text:p>−125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sakiEtal2006</text:p>
          </table:table-cell>
          <table:table-cell table:style-name="ACE-0" office:value-type="string">
            <text:p>Nominal uncertainty of 1 m added to account for vertical uncertainties 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Miyako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W-01</text:p>
          </table:table-cell>
          <table:table-cell table:style-name="ACE-2" table:formula="of:=24+44/60+10/3600" office:value-type="float" office:value="24.736111111111111">
            <text:p>24.74</text:p>
          </table:table-cell>
          <table:table-cell table:style-name="ACE-2" table:formula="of:=125+3/60+31/3600" office:value-type="float" office:value="125.05861111111111">
            <text:p>125.06</text:p>
          </table:table-cell>
          <table:table-cell table:style-name="ACE-0" office:value-type="float" office:value="16170">
            <text:p>1617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Scleractinian coral (Favia sp.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5.40000000000001">
            <text:p>−125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sakiEtal2006</text:p>
          </table:table-cell>
          <table:table-cell table:style-name="ACE-0" office:value-type="string">
            <text:p>Nominal uncertainty of 1 m added to account for vertical uncertainties 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Miyak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6206</text:p>
          </table:table-cell>
          <table:table-cell table:style-name="ACE-2" table:formula="of:=24+44/60+10/3600" office:value-type="float" office:value="24.736111111111111">
            <text:p>24.74</text:p>
          </table:table-cell>
          <table:table-cell table:style-name="ACE-2" table:formula="of:=125+3/60+31/3600" office:value-type="float" office:value="125.05861111111111">
            <text:p>125.06</text:p>
          </table:table-cell>
          <table:table-cell table:style-name="ACE-0" office:value-type="float" office:value="20310">
            <text:p>2031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Scleractinian coral (Platygyra sp.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6">
            <text:p>−256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0.69999999999999">
            <text:p>−130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sakiEtal2006</text:p>
          </table:table-cell>
          <table:table-cell table:style-name="ACE-0" office:value-type="string">
            <text:p>Nominal uncertainty of 1 m added to account for vertical uncertainties 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Miyako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W-02</text:p>
          </table:table-cell>
          <table:table-cell table:style-name="ACE-2" table:formula="of:=24+44/60+10/3600" office:value-type="float" office:value="24.736111111111111">
            <text:p>24.74</text:p>
          </table:table-cell>
          <table:table-cell table:style-name="ACE-2" table:formula="of:=125+3/60+31/3600" office:value-type="float" office:value="125.05861111111111">
            <text:p>125.06</text:p>
          </table:table-cell>
          <table:table-cell table:style-name="ACE-0" office:value-type="float" office:value="25150">
            <text:p>25150</text:p>
          </table:table-cell>
          <table:table-cell table:style-name="ACE-0" office:value-type="float" office:value="365">
            <text:p>365</text:p>
          </table:table-cell>
          <table:table-cell table:style-name="ACE-0" office:value-type="string">
            <text:p>Scleractinian coral (Platygyra sp.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0.69999999999999">
            <text:p>−130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sakiEtal2006</text:p>
          </table:table-cell>
          <table:table-cell table:style-name="ACE-0" office:value-type="string">
            <text:p>Nominal uncertainty of 1 m added to account for vertical uncertainties </text:p>
          </table:table-cell>
          <table:table-cell table:number-columns-repeated="239" table:style-name="ACE-0"/>
        </table:table-row>
        <table:table-row table:style-name="AROW-1" table:number-rows-repeated="5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7">
          <table:table-cell table:number-columns-repeated="3" table:style-name="ACE-0"/>
          <table:table-cell table:number-columns-repeated="3" table:style-name="ACE-2"/>
          <table:table-cell table:number-columns-repeated="250" table:style-name="ACE-0"/>
        </table:table-row>
        <table:table-row table:style-name="AROW-1" table:number-rows-repeated="4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5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55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8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78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0" gnm:cursor-row="2">
          <gnm:selection gnm:start-col="0" gnm:start-row="2" gnm:end-col="0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10-14T09:27:4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